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8cm" fo:min-width="4.9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4.953cm" svg:x="7.477cm" svg:y="5.31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553cm" svg:height="0.962cm" svg:x="8.366cm" svg:y="7.223cm">
          <draw:text-box>
            <text:p>State Machine</text:p>
          </draw:text-box>
        </draw:frame>
        <draw:custom-shape draw:style-name="gr1" draw:text-style-name="P1" draw:layer="layout" svg:width="4.445cm" svg:height="4.318cm" svg:x="7.858cm" svg:y="13.06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614cm" svg:height="1.8cm" svg:x="9.128cm" svg:y="14.335cm">
          <draw:text-box>
            <text:p>Flex</text:p>
            <text:p>counter</text:p>
          </draw:text-box>
        </draw:frame>
        <draw:line draw:style-name="gr4" draw:text-style-name="P1" draw:layer="layout" svg:x1="9.128cm" svg:y1="10.271cm" svg:x2="9.128cm" svg:y2="13.065cm">
          <text:p/>
        </draw:line>
        <draw:line draw:style-name="gr4" draw:text-style-name="P1" draw:layer="layout" svg:x1="11.541cm" svg:y1="13.065cm" svg:x2="11.541cm" svg:y2="10.271cm">
          <text:p/>
        </draw:line>
        <draw:line draw:style-name="gr4" draw:text-style-name="P1" draw:layer="layout" svg:x1="4.556cm" svg:y1="5.953cm" svg:x2="7.477cm" svg:y2="5.953cm">
          <text:p/>
        </draw:line>
        <draw:line draw:style-name="gr4" draw:text-style-name="P1" draw:layer="layout" svg:x1="4.556cm" svg:y1="6.461cm" svg:x2="7.477cm" svg:y2="6.461cm">
          <text:p/>
        </draw:line>
        <draw:line draw:style-name="gr4" draw:text-style-name="P1" draw:layer="layout" svg:x1="4.556cm" svg:y1="6.969cm" svg:x2="7.477cm" svg:y2="6.969cm">
          <text:p/>
        </draw:line>
        <draw:line draw:style-name="gr4" draw:text-style-name="P1" draw:layer="layout" svg:x1="4.556cm" svg:y1="7.604cm" svg:x2="7.477cm" svg:y2="7.604cm">
          <text:p/>
        </draw:line>
        <draw:line draw:style-name="gr4" draw:text-style-name="P1" draw:layer="layout" svg:x1="4.556cm" svg:y1="8.239cm" svg:x2="7.477cm" svg:y2="8.239cm">
          <text:p/>
        </draw:line>
        <draw:line draw:style-name="gr4" draw:text-style-name="P1" draw:layer="layout" svg:x1="4.556cm" svg:y1="8.747cm" svg:x2="7.477cm" svg:y2="8.747cm">
          <text:p/>
        </draw:line>
        <draw:frame draw:style-name="gr5" draw:text-style-name="P2" draw:layer="layout" svg:width="5.406cm" svg:height="3.708cm" svg:x="1.254cm" svg:y="5.445cm">
          <draw:text-box>
            <text:p><text:span text:style-name="T1">Clk</text:span></text:p>
            <text:p><text:span text:style-name="T1">n_rst</text:span></text:p>
            <text:p><text:span text:style-name="T1">rising_edge_found</text:span></text:p>
            <text:p><text:span text:style-name="T1">Falling_edge_found</text:span></text:p>
            <text:p><text:span text:style-name="T1">Start_found</text:span></text:p>
            <text:p><text:span text:style-name="T1">Stop_found</text:span></text:p>
          </draw:text-box>
        </draw:frame>
        <draw:line draw:style-name="gr4" draw:text-style-name="P1" draw:layer="layout" svg:x1="13.573cm" svg:y1="5.826cm" svg:x2="16.494cm" svg:y2="5.826cm">
          <text:p/>
        </draw:line>
        <draw:line draw:style-name="gr4" draw:text-style-name="P1" draw:layer="layout" svg:x1="13.573cm" svg:y1="6.588cm" svg:x2="16.494cm" svg:y2="6.588cm">
          <text:p/>
        </draw:line>
        <draw:line draw:style-name="gr4" draw:text-style-name="P1" draw:layer="layout" svg:x1="13.573cm" svg:y1="7.35cm" svg:x2="16.494cm" svg:y2="7.35cm">
          <text:p/>
        </draw:line>
        <draw:line draw:style-name="gr4" draw:text-style-name="P1" draw:layer="layout" svg:x1="13.573cm" svg:y1="8.112cm" svg:x2="16.494cm" svg:y2="8.112cm">
          <text:p/>
        </draw:line>
        <draw:line draw:style-name="gr4" draw:text-style-name="P1" draw:layer="layout" svg:x1="4.556cm" svg:y1="5.953cm" svg:x2="7.477cm" svg:y2="5.953cm">
          <text:p/>
        </draw:line>
        <draw:frame draw:style-name="gr6" draw:text-style-name="P2" draw:layer="layout" svg:width="3.592cm" svg:height="2.794cm" svg:x="16.621cm" svg:y="5.699cm">
          <draw:text-box>
            <text:p><text:span text:style-name="T1">byte_received</text:span></text:p>
            <text:p><text:span text:style-name="T1">ack_prep</text:span></text:p>
            <text:p><text:span text:style-name="T1">check_ack</text:span></text:p>
            <text:p><text:span text:style-name="T1">ack_done</text:span></text:p>
          </draw:text-box>
        </draw:frame>
        <draw:frame draw:style-name="gr2" draw:text-style-name="P2" draw:layer="layout" svg:width="3.063cm" svg:height="0.806cm" svg:x="5.953cm" svg:y="11.243cm">
          <draw:text-box>
            <text:p><text:span text:style-name="T1">rising_edge</text:span></text:p>
          </draw:text-box>
        </draw:frame>
        <draw:frame draw:style-name="gr2" draw:text-style-name="P2" draw:layer="layout" svg:width="1.717cm" svg:height="0.806cm" svg:x="11.653cm" svg:y="11.16cm">
          <draw:text-box>
            <text:p><text:span text:style-name="T1">count</text:span></text:p>
          </draw:text-box>
        </draw:frame>
        <draw:line draw:style-name="gr4" draw:text-style-name="P1" draw:layer="layout" svg:x1="9.763cm" svg:y1="10.271cm" svg:x2="9.763cm" svg:y2="13.065cm">
          <text:p/>
        </draw:line>
        <draw:frame draw:style-name="gr7" draw:text-style-name="P2" draw:layer="layout" svg:width="1.577cm" svg:height="0.806cm" svg:x="9.583cm" svg:y="11.243cm">
          <draw:text-box>
            <text:p><text:span text:style-name="T1">cle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4-10-07T16:26:30</meta:creation-date>
    <dc:date>2015-02-19T14:20:53</dc:date>
    <dc:creator>Mentor Graphics</dc:creator>
    <meta:editing-duration>P0D</meta:editing-duration>
    <meta:editing-cycles>1</meta:editing-cycles>
    <meta:generator>LibreOffice/4.0.4.2$Linux_X86_64 LibreOffice_project/400m0$Build-2</meta:generator>
    <meta:document-statistic meta:object-count="23"/>
  </office:meta>
</office:document-meta>
</file>